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FE0000022861BFFCFE5.svm"/>
  <manifest:file-entry manifest:media-type="" manifest:full-path="Pictures/2000000700003E6E000024E767203969.svm"/>
  <manifest:file-entry manifest:media-type="" manifest:full-path="Pictures/20000007000054F6000044875237F64A.svm"/>
  <manifest:file-entry manifest:media-type="" manifest:full-path="Pictures/2000000700004DBA000031B79ACD3A8A.svm"/>
  <manifest:file-entry manifest:media-type="" manifest:full-path="Pictures/2000000700002DB0000018E93EB7D281.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Dutch801BT-Italic" svg:font-family="Dutch801BT-Italic" style:font-family-generic="roman"/>
    <style:font-face style:name="Dutch801BT-Roman" svg:font-family="Dutch801BT-Roman" style:font-family-generic="roman"/>
    <style:font-face style:name="Times New Roman3" svg:font-family="'Times New Roman'" style:font-family-generic="roman"/>
    <style:font-face style:name="Times New Roman2" svg:font-family="'Times New Roman', 'Times New Roman'" style:font-family-generic="roman"/>
    <style:font-face style:name="TimesNewRomanPS-ItalicMT" svg:font-family="TimesNewRomanPS-ItalicMT" style:font-family-generic="roman"/>
    <style:font-face style:name="TimesNewRomanPSMT" svg:font-family="TimesNewRomanPSMT"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Heading" style:master-page-name="Standard">
      <style:paragraph-properties style:page-number="auto"/>
    </style:style>
    <style:style style:name="P4" style:family="paragraph" style:parent-style-name="Heading_20_2">
      <style:text-properties style:font-name="Times New Roman" fo:font-size="14pt" style:font-size-asian="14pt" style:font-size-complex="14pt"/>
    </style:style>
    <style:style style:name="P5" style:family="paragraph" style:parent-style-name="Heading_20_2">
      <style:text-properties fo:font-size="14pt" style:font-size-asian="14pt" style:font-size-complex="14pt"/>
    </style:style>
    <style:style style:name="P6" style:family="paragraph" style:parent-style-name="Heading_20_2">
      <style:text-properties fo:color="#ff0000"/>
    </style:style>
    <style:style style:name="P7" style:family="paragraph" style:parent-style-name="Footer">
      <style:paragraph-properties fo:text-align="end" style:justify-single-word="false"/>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Heading_20_1">
      <style:text-properties style:font-name="Times New Roman"/>
    </style:style>
    <style:style style:name="P10" style:family="paragraph" style:parent-style-name="Heading_20_1">
      <style:text-properties fo:color="#ff0000" style:font-name="Times New Roman"/>
    </style:style>
    <style:style style:name="P11" style:family="paragraph" style:parent-style-name="Heading_20_1">
      <style:paragraph-properties fo:break-before="page"/>
      <style:text-properties style:font-name="Times New Roman"/>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Default" style:list-style-name="">
      <style:paragraph-properties style:text-autospace="none"/>
    </style:style>
    <style:style style:name="P14" style:family="paragraph" style:parent-style-name="Default">
      <style:paragraph-properties fo:line-height="150%" style:text-autospace="none"/>
      <style:text-properties style:font-name="Times New Roman"/>
    </style:style>
    <style:style style:name="P15" style:family="paragraph" style:parent-style-name="Default">
      <style:paragraph-properties fo:line-height="150%"/>
    </style:style>
    <style:style style:name="P16" style:family="paragraph" style:parent-style-name="Default" style:list-style-name="L1"/>
    <style:style style:name="P17" style:family="paragraph" style:parent-style-name="Text_20_body">
      <style:paragraph-properties fo:line-height="150%"/>
    </style:style>
    <style:style style:name="P18" style:family="paragraph" style:parent-style-name="Text_20_body">
      <style:paragraph-properties fo:line-height="150%" fo:text-align="center" style:justify-single-word="false"/>
    </style:style>
    <style:style style:name="P19" style:family="paragraph" style:parent-style-name="Text_20_body">
      <style:paragraph-properties fo:line-height="150%" fo:text-align="start" style:justify-single-word="false"/>
    </style:style>
    <style:style style:name="P20" style:family="paragraph" style:parent-style-name="Text_20_body" style:list-style-name="L3">
      <style:paragraph-properties fo:line-height="150%"/>
    </style:style>
    <style:style style:name="P21" style:family="paragraph" style:parent-style-name="Text_20_body" style:list-style-name="L4">
      <style:paragraph-properties fo:line-height="150%"/>
    </style:style>
    <style:style style:name="P22" style:family="paragraph" style:parent-style-name="Text_20_body" style:list-style-name="L5">
      <style:paragraph-properties fo:line-height="150%"/>
    </style:style>
    <style:style style:name="P23" style:family="paragraph" style:parent-style-name="Text_20_body">
      <style:paragraph-properties fo:line-height="150%" fo:text-align="center" style:justify-single-word="false"/>
      <style:text-properties fo:color="#ff0000"/>
    </style:style>
    <style:style style:name="P24" style:family="paragraph" style:parent-style-name="Text_20_body" style:list-style-name="L3">
      <style:paragraph-properties fo:margin-top="0cm" fo:margin-bottom="0cm" fo:line-height="150%"/>
    </style:style>
    <style:style style:name="P25" style:family="paragraph" style:parent-style-name="Text_20_body">
      <style:paragraph-properties fo:margin-left="1.244cm" fo:margin-right="0cm" fo:line-height="150%" fo:text-indent="-0.609cm" style:auto-text-indent="false">
        <style:tab-stops/>
      </style:paragraph-properties>
    </style:style>
    <style:style style:name="P26" style:family="paragraph" style:parent-style-name="Text_20_body">
      <style:paragraph-properties fo:margin-left="1.244cm" fo:margin-right="0cm" fo:line-height="150%" fo:text-indent="-0.635cm" style:auto-text-indent="false">
        <style:tab-stops/>
      </style:paragraph-properties>
    </style:style>
    <style:style style:name="P27" style:family="paragraph" style:parent-style-name="Heading_20_3">
      <style:paragraph-properties fo:text-align="start" style:justify-single-word="false"/>
    </style:style>
    <style:style style:name="P28" style:family="paragraph" style:parent-style-name="Standard">
      <style:text-properties style:font-name="Times New Roman"/>
    </style:style>
    <style:style style:name="P29" style:family="paragraph" style:parent-style-name="Standard">
      <style:text-properties style:font-name="Times New Roman" fo:font-weight="normal" style:font-weight-asian="normal" style:font-weight-complex="normal"/>
    </style:style>
    <style:style style:name="P30" style:family="paragraph" style:parent-style-name="Standard">
      <style:paragraph-properties fo:line-height="150%"/>
      <style:text-properties style:font-name="Times New Roman"/>
    </style:style>
    <style:style style:name="P31" style:family="paragraph" style:parent-style-name="Standard">
      <style:paragraph-properties fo:line-height="150%"/>
    </style:style>
    <style:style style:name="P32" style:family="paragraph" style:parent-style-name="Standard" style:list-style-name="L1">
      <style:text-properties fo:color="#33339a" style:font-name="Times New Roman" fo:font-size="12pt" style:font-name-asian="TT1ECAEo00" style:font-size-asian="12pt" style:font-name-complex="TT1ECAEo00" style:font-size-complex="12pt"/>
    </style:style>
    <style:style style:name="P33" style:family="paragraph" style:parent-style-name="Standard">
      <style:paragraph-properties fo:text-align="start" style:justify-single-word="false"/>
    </style:style>
    <style:style style:name="P34" style:family="paragraph" style:parent-style-name="Standard">
      <style:paragraph-properties fo:margin-left="0cm" fo:margin-right="0cm" fo:text-indent="0cm" style:auto-text-indent="false"/>
      <style:text-properties style:font-name="Times New Roman"/>
    </style:style>
    <style:style style:name="P35" style:family="paragraph" style:parent-style-name="Standard" style:list-style-name="">
      <style:paragraph-properties fo:margin-left="0cm" fo:margin-right="0cm" fo:text-indent="0cm" style:auto-text-indent="false" style:text-autospace="none"/>
      <style:text-properties style:font-name="Times New Roman" fo:font-size="12pt" style:font-size-asian="12pt" style:font-size-complex="12pt"/>
    </style:style>
    <style:style style:name="P36" style:family="paragraph" style:parent-style-name="Standard" style:list-style-name="L2">
      <style:paragraph-properties fo:margin-left="0cm" fo:margin-right="0cm" fo:text-indent="0cm" style:auto-text-indent="false" style:text-autospace="none"/>
      <style:text-properties style:font-name="Times New Roman" fo:font-size="12pt" style:font-size-asian="12pt" style:font-size-complex="12pt"/>
    </style:style>
    <style:style style:name="P37" style:family="paragraph" style:parent-style-name="Standard" style:list-style-name="L6">
      <style:paragraph-properties fo:margin-left="0cm" fo:margin-right="0cm" fo:text-indent="0cm" style:auto-text-indent="false" style:text-autospace="none"/>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color="#000000" style:font-name-asian="TT1ECAFo00" style:font-name-complex="TT1ECAFo00"/>
    </style:style>
    <style:style style:name="T7" style:family="text">
      <style:text-properties fo:color="#000000" style:font-name-asian="Courier" style:font-name-complex="Courier"/>
    </style:style>
    <style:style style:name="T8" style:family="text">
      <style:text-properties fo:font-size="11.5pt" style:font-size-asian="11.5pt" style:font-size-complex="11.5pt"/>
    </style:style>
    <style:style style:name="T9" style:family="text">
      <style:text-properties style:text-line-through-style="none" style:font-name="Times New Roman2" fo:font-size="11.5pt" fo:font-style="normal" style:text-underline-style="none" style:font-name-asian="Times New Roman2" style:font-size-asian="11.5pt" style:font-style-asian="normal" style:font-name-complex="Times New Roman2" style:font-size-complex="11.5pt" style:font-style-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color="#ff0000"/>
    </style:style>
    <style:style style:name="T13" style:family="text">
      <style:text-properties fo:color="#ff0000" fo:font-size="11.5pt" style:font-size-asian="11.5pt" style:font-size-complex="11.5pt"/>
    </style:style>
    <style:style style:name="T14" style:family="text">
      <style:text-properties fo:color="#ff0000" fo:font-size="11.5pt" fo:font-style="italic" fo:font-weight="bold" style:font-size-asian="11.5pt" style:font-style-asian="italic" style:font-weight-asian="bold" style:font-size-complex="11.5pt" style:font-style-complex="italic" style:font-weight-complex="bold"/>
    </style:style>
    <style:style style:name="T15" style:family="text">
      <style:text-properties fo:color="#ff0000" style:text-line-through-style="none" fo:font-size="11.5pt" fo:font-style="italic" style:text-underline-style="none" fo:font-weight="bold" style:font-name-asian="Times New Roman2" style:font-size-asian="11.5pt" style:font-style-asian="italic" style:font-weight-asian="bold" style:font-name-complex="Times New Roman2" style:font-size-complex="11.5pt" style:font-style-complex="italic" style:font-weight-complex="bold"/>
    </style:style>
    <style:style style:name="T16" style:family="text">
      <style:text-properties fo:color="#ff0000" style:text-line-through-style="none" style:font-name="Times New Roman" fo:font-size="11.5pt" fo:font-style="italic" style:text-underline-style="none" fo:font-weight="bold" style:font-name-asian="Times New Roman2" style:font-size-asian="11.5pt" style:font-style-asian="italic" style:font-weight-asian="bold" style:font-name-complex="Times New Roman2" style:font-size-complex="11.5pt" style:font-style-complex="italic" style:font-weight-complex="bold"/>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3" style:font-name-asian="Times New Roman3" style:font-name-complex="Times New Roman3"/>
    </style:style>
    <style:style style:name="T20" style:family="text">
      <style:text-properties style:font-name="Times New Roman3" fo:font-size="14pt" style:font-name-asian="Times New Roman3" style:font-size-asian="14pt" style:font-name-complex="Times New Roman3" style:font-size-complex="14pt"/>
    </style:style>
    <style:style style:name="T21" style:family="text">
      <style:text-properties style:font-name-asian="Times New Roman3" style:font-name-complex="Times New Roman3"/>
    </style:style>
    <style:style style:name="T22" style:family="text">
      <style:text-properties style:font-name-asian="TT13o00" style:font-name-complex="TT13o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3" text:outline-level="1">Spis treści</text:h>
          </text:index-title>
          <text:p text:style-name="P12">1. Wstęp<text:tab/>2</text:p>
          <text:p text:style-name="P2">1.1 Wprowadzenie<text:tab/>2</text:p>
          <text:p text:style-name="P2">1.2 Cel i zakres pracy<text:tab/>2</text:p>
          <text:p text:style-name="P2">1.3 Zawartość pracy<text:tab/>3</text:p>
          <text:p text:style-name="P12">2. Podstawy teoretyczne pracy<text:tab/>4</text:p>
          <text:p text:style-name="P2">2.1 SIP<text:tab/>4</text:p>
          <text:p text:style-name="P8">2.1.1 Konstrukcja protokołu<text:tab/>4</text:p>
          <text:p text:style-name="P8">2.1.2 Elementy sieci SIP<text:tab/>5</text:p>
          <text:p text:style-name="P2">2.2 SDP<text:tab/>6</text:p>
          <text:p text:style-name="P2">2.3 RTP<text:tab/>7</text:p>
          <text:p text:style-name="P2">2.4 RCTP<text:tab/>7</text:p>
          <text:p text:style-name="P2">2.5 ICE<text:tab/>8</text:p>
          <text:p text:style-name="P2">2.6 QoS<text:tab/>9</text:p>
          <text:p text:style-name="P2">2.7 Parametry wpływające na jakość przekazu głosu<text:tab/>9</text:p>
          <text:p text:style-name="P2">2.8 Ocena jakości połączenia VoIP<text:tab/>9</text:p>
          <text:p text:style-name="P12">3. Technologie i narzędzia użyte w projekcie<text:tab/>10</text:p>
          <text:p text:style-name="P12">4. Analiza wyników badań<text:tab/>11</text:p>
          <text:p text:style-name="P12">5. Podsumowanie<text:tab/>12</text:p>
          <text:p text:style-name="P12">Bibliografia<text:tab/>13</text:p>
          <text:p text:style-name="P12">Spis rysunków<text:tab/>14</text:p>
        </text:index-body>
      </text:table-of-content>
      <text:p text:style-name="P34"/>
      <text:h text:style-name="P11" text:outline-level="1">1. Wstęp</text:h>
      <text:h text:style-name="Heading_20_2" text:outline-level="2">1.1 Wprowadzenie</text:h>
      <text:p text:style-name="Text_20_body"/>
      <text:p text:style-name="P17"><text:tab/><text:span text:style-name="T18">O</text:span>dkąd pojawiła się technologia internetowej telefonii VoIP, jej niskie koszta wdrażania oraz dostepność sprawiły, że stała się dużą konkurencją dla tradycyjnych sieci telefonicznych.</text:p>
      <text:p text:style-name="P17">Ponadto intensywnie rozwijająca się technologia mobilnego dostepu do internetu wywołała duże zainteresowanie wśród badaczy oraz poszerzyła horyzonty zastosowań telefonii internetowej.</text:p>
      <text:p text:style-name="P17"><text:tab/>Co raz większa liczba pojawiających się na rynku urządzeń mobilnych, laptopów, PDA smartfone'ów oraz tabletów wyposarzonych jest w conajmniej jeden z interfejsów sieciowych </text:p>
      <text:p text:style-name="P17">(802.11, Bluetooth, 2G/2.5G/3G). Sprawiło to, że rozwój mobilnych rozwiązań telefonii VoIP nabrał bardzo szybkiego tempa.</text:p>
      <text:p text:style-name="P17"><text:tab/>Jednak mimo tego, że technologia VoIP ma już niespełna 20 lat, jej największym problemem pozostaje jakość połączenia. Obecna infrastruktura nie zawsze zapewnia zapewnienie minimalnego stałego przesyłu danych, wymaganego dla idealnej rozmowy. W razie zbyt wolnego połączenia pojawiają się zniekształcenia, dźwięk staje się mechaniczny, a słowa urywane. </text:p>
      <text:h text:style-name="Heading_20_2" text:outline-level="2">1.2 Cel i zakres pracy</text:h>
      <text:p text:style-name="P1"><text:tab/></text:p>
      <text:p text:style-name="P31"><text:span text:style-name="T1"><text:tab/>Celem pracy jest sworzenie stanowiska laboratoryjnego, które umozliwi dobranie optymalnych parametrów transmisji dla różnych mediów transmisyjnych wykorzystywanych przez wybraną platformę mobilną. Ponadto stanowisko badawcze ma umozliwiać symulacje warunków, zmianę parametrów sieci oraz przeprowadzanie pomiarów jakości połączenia. Dodatkowo należy wybrać jedną z otwartych implementacji oprogramowania klienta oraz serwera protokołu SIP (ang. </text:span><text:span text:style-name="T4">Session Initiation Protocol</text:span> )<text:span text:style-name="T1"> w celu ich modyfikacji na potrzeby ekspetymentów. </text:span></text:p>
      <text:p text:style-name="P30"><text:tab/>Przed przystąpieniem do implementacji stanowiska należało zapoznać się z wybraną platformą mobilną oraz dokładna analiza działania protokołu inicjowania sesji SIP.</text:p>
      <text:p text:style-name="P30"/>
      <text:p text:style-name="P30"/>
      <text:p text:style-name="P30"/>
      <text:p text:style-name="P30"/>
      <text:p text:style-name="P30"/>
      <text:p text:style-name="P30"/>
      <text:h text:style-name="Heading_20_2" text:outline-level="2"><text:soft-page-break/>1.3 Zawartość pracy</text:h>
      <text:p text:style-name="P30"><text:tab/><text:span text:style-name="T8">Rozdział drugi ma na celu przedstawienie teoretycznych podstaw pracy.</text:span><text:span text:style-name="T13"> </text:span><text:span text:style-name="T14">DODAC !!!!!!!</text:span></text:p>
      <text:p text:style-name="P30"><text:span text:style-name="T14"/></text:p>
      <text:p text:style-name="P30"><text:span text:style-name="T14"><text:tab/>NAPISAC ZE BEDZIE CO NIECO BRANE Z PRACY LUKASZA, CO BEDZIE STANOWIC JEDNOCZESNIE WERYFIKACJE JEGO WYNIKOW</text:span></text:p>
      <text:p text:style-name="P30"/>
      <text:p text:style-name="P14"><text:span text:style-name="T9"><text:tab/>Kolejny rozdział zawiera przegląd technologii użytych w trakcie realizacji tej pracy. </text:span><text:span text:style-name="T15">DODAC !!!!!!!</text:span></text:p>
      <text:p text:style-name="P15"><text:span text:style-name="T9"/></text:p>
      <text:p text:style-name="P13"><text:span text:style-name="T9"><text:tab/>Następny rozdział przedstawia autorski projekt stanowiska badawczego, służącego do przeprowadzania badań. <text:s/></text:span><text:span text:style-name="T16">DODAC !!!!!!!</text:span></text:p>
      <text:p text:style-name="P13"><text:span text:style-name="T9"/></text:p>
      <text:p text:style-name="P1"/>
      <text:h text:style-name="P9" text:outline-level="1"/>
      <text:h text:style-name="P11" text:outline-level="1">2. Podstawy teoretyczne pracy</text:h>
      <text:h text:style-name="Heading_20_2" text:outline-level="2"><text:span text:style-name="T1">2.1 SIP</text:span></text:h>
      <text:p text:style-name="P17"><text:span text:style-name="T2"><text:tab/></text:span><text:span text:style-name="T3">SIP </text:span><text:span text:style-name="T2">(</text:span>ang. Session Initiation Protocol) – protokół inicjowania sesji, zaproponowany przez IETF standard dla zestawiania sesji pomiędzy jednym lub wieloma klientami. Jest obecnie dominującym protokołem sygnalizacyjnym dla Voice over IP i stopniowo zastępuje H.323. </text:p>
      <text:h text:style-name="P27" text:outline-level="3">2.1.1 <text:bookmark text:name="Konstrukcja_protoko.C5.82u"/>Konstrukcja protokołu</text:h>
      <text:p text:style-name="P33"/>
      <text:p text:style-name="P17"><text:tab/>SIP ma w zamierzeniu dostarczać zestaw funkcji obsługi połączenia i innych cech obecnych w publicznej sieci telefonicznej (PSTN). Jako taki zawiera funkcje, które umożliwiają znane ze stacjonarnej telefonii operacje: wybieranie numeru, dzwonek w telefonie, sygnał zajętości itp. Jednakże ich implementacja i używana terminologia jest odmienna.</text:p>
      <text:p text:style-name="P17"><text:tab/>SIP to protokół typu peer-to-peer. Wymaga jedynie prostej (a przez to wysoce skalowalnej) sieci szkieletowej. Inteligencja rozproszona jest na brzegach sieci – zaszyta w węzłach końcowych (końcowe urządzenia zaimplementowane sprzętowo lub jako oprogramowanie). </text:p>
      <text:p text:style-name="P17"><text:tab/>SIP współgra z kilkoma innymi protokołami i jest zaangażowany jedynie w część sygnalizacyjną sesji komunikacyjnej. SIP występuje jako nośnik Session Description Protocol (SDP), który opisuje transportowane multimedia w sieci, np. używane porty IP, używany kodek itp.</text:p>
      <text:p text:style-name="P17"><text:tab/>Pierwsza zaproponowana wersja standardu (SIP 2.0) została zdefiniowana w RFC 2543. Protokół następnie uszczegółowiono w RFC 3261, jakkolwiek wiele implementacji używa wskazówek z tymczasowych wersji próbnych (ang. draft). Mimo to oficjalny numer ostatniej wersji nadal wynosi 2.0.</text:p>
      <text:p text:style-name="P17"><text:tab/>SIP jest podobny do HTTP i dzieli z nim wiele zasad konstrukcyjnych: używa zwykłego tekstu (jest możliwy do czytania bezpośrednio przez człowieka), bardzo prosty mechanizm żądanie-odpowiedź. Ponadto SIP dzieli z HTTP wiele wspólnych oznaczeń kodowych takich jak błąd 404. Identyfikacja terminali końcowych odbywa się z wykorzystaniem adresów podobnych do adresów e-mail: <text:span text:style-name="T5">użytkownik@domena:port</text:span>, domyślnym portem jest 5060.</text:p>
      <text:p text:style-name="P17"/>
      <text:p text:style-name="P17"/>
      <text:p text:style-name="P17"/>
      <text:h text:style-name="P27" text:outline-level="3"><text:soft-page-break/></text:h>
      <text:h text:style-name="P27" text:outline-level="3"><text:bookmark text:name="Elementy_sieci_SIP"/>2.1.2 Elementy sieci SIP</text:h>
      <text:p text:style-name="P33"/>
      <text:p text:style-name="Text_20_body"><text:span text:style-name="T10"><text:tab/></text:span><text:span text:style-name="T11">Terminale końcowe</text:span> (nodes) mogą być aplikacjami uruchamianymi na komputerze (softphone) lub urządzeniami podobnymi z wyglądu i w obsłudze do tradycyjnych telefonów (hardphone), ale podłączane do gniazdek sieciowych i używające protokołów SIP oraz RTP do komunikacji. Mogą też występować w postaci bramek, które pozwalają podłączyć tradycyjny telefon do sieci komputerowej. Niezależnie od typu wykorzystywanego terminala, o ile dostawca usług zapewni odpowiednia infrastrukturę sieci (bramkę z PSTN), można z tych terminali prowadzić rozmowy z użytkownikami zwykłej sieci PSTN (inicjowane przez dowolną ze stron).</text:p>
      <text:p text:style-name="Text_20_body"><text:tab/><text:span text:style-name="T11">Rejestrator SIP </text:span>(registrar) jest specjalną bazą danych, która komunikuje się z węzłami SIP w celu zbierania i archiwizacji informacji na temat użytkowników SIP. Dane te są używane w trakcie nawiązywania połączenia do odnajdywania w sieci węzłów docelowych. Kiedy węzeł rejestruje się w rejestrze, przekazuje mu informacje o adresie IP i porcie węzła, które będą wykorzystywane przy dalszej komunikacji. Rejestrator działa jak router na poziomie protokołu SIP, pozwalając węzłowi inicjującemu połączenie odnaleźć węzeł docelowy.</text:p>
      <text:p text:style-name="Text_20_body">Połączenia SIP, które nie są lokalne (są podłączone do różnych rejestratorów SIP), muszą być przekazywane przez specjalne serwery pośredniczące:</text:p>
      <text:p text:style-name="Text_20_body"><text:tab/><text:span text:style-name="T11">SIP proxy.</text:span> Serwer proxy ma za zadanie przekazywać do odpowiedniej domeny żądania połączenia. Proxy analizuje polecenie INVITE protokołu SIP i na podstawie zawartego w nim adresu kieruje je do innego węzła w sieci. Taki sposób wykonywania połączeń pozwala ominąć problemy związane z translacją adresów (NAT). Chociaż dwa terminale końcowe SIP mogą komunikować się bez angażowania infrastruktury sieci SIP (dlatego protokół należy do klasy peer-to-peer), to w tej formie jest to rozwiązanie niepraktyczne dla masowych zastosowań. SIP proxy może spełniać również inne funkcje. Jednym z ważniejszych zadań serwera SIP proxy jest umożliwienie połączeń pomiędzy terminalami VoIP a siecią PSTN. </text:p>
      <text:p text:style-name="P18"><draw:frame draw:style-name="fr1" draw:name="grafika1" text:anchor-type="paragraph" svg:width="11.211cm" svg:height="9.943cm" draw:z-index="0"><draw:image xlink:href="Pictures/20000007000054F6000044875237F64A.svm" xlink:type="simple" xlink:show="embed" xlink:actuate="onLoad"/></draw:frame><text:span text:style-name="T5">Rysunek 1.</text:span> Przykładowa architektura infrastruktury opartej o protokół SIP</text:p>
      <text:p text:style-name="P18"><draw:frame draw:style-name="fr2" draw:name="grafika4" text:anchor-type="paragraph" svg:width="16.351cm" svg:height="8.839cm" draw:z-index="3"><draw:image xlink:href="Pictures/2000000700003FE0000022861BFFCFE5.svm" xlink:type="simple" xlink:show="embed" xlink:actuate="onLoad"/></draw:frame><text:soft-page-break/><text:span text:style-name="T5">Rysunek 2.</text:span> Przykład nawiązywania rozmowy w infrastrukturze opartej o SIP</text:p>
      <text:h text:style-name="P6" text:outline-level="2"/>
      <text:h text:style-name="P6" text:outline-level="2">OPISAC CO SIE DZIEJE !!!!!!!!!!!!!!!!!!!!!!!!!!!!!!!!!!!!!!!!!!!!! ^^^^^^^^</text:h>
      <text:p text:style-name="Text_20_body"><text:span text:style-name="T12"><text:tab/><text:tab/><text:tab/><text:tab/><text:tab/><text:tab/><text:tab/><text:tab/><text:tab/><text:tab/> <text:s text:c="7"/>||||||||||||||||||||||||||</text:span></text:p>
      <text:p text:style-name="Text_20_body"><text:span text:style-name="T12"/></text:p>
      <text:p text:style-name="Text_20_body"><text:span text:style-name="T12"/></text:p>
      <text:p text:style-name="Text_20_body"><text:span text:style-name="T12"/></text:p>
      <text:h text:style-name="Heading_20_2" text:outline-level="2">2.2 SDP</text:h>
      <text:p text:style-name="P17"><text:tab/>Session Description Protocol jest formatem opisu parametrów do inicjalizacji mediów strumieniowych. Został opublikowany przez IETF jako dokument RFC 2327. Zasada działania opiera się o schemat oferta/odpowiedź. Wiadomość SDP składa się ze zbioru atrybutów zawierających opis strumieni mediów oferowanych przez jedna ze stron próbujacych nawiązać komunikację wykorzystującą protokół RTP. Poniżej znaujduję się przykładowa wiadomość SDP.</text:p>
      <text:p text:style-name="P17"/>
      <text:p text:style-name="P18"><draw:frame draw:style-name="fr1" draw:name="grafika2" text:anchor-type="paragraph" svg:width="12.629cm" svg:height="7.959cm" draw:z-index="1"><draw:image xlink:href="Pictures/2000000700004DBA000031B79ACD3A8A.svm" xlink:type="simple" xlink:show="embed" xlink:actuate="onLoad"/></draw:frame><text:soft-page-break/><text:span text:style-name="T5">Rysunek 3.</text:span> Przykładowa wiadomość SDP.</text:p>
      <text:p text:style-name="P18"/>
      <text:p text:style-name="P19"><text:tab/>Analizując powyższy przykład można sie dowiedzieć, że nadawcą wiadomości jest "mhandley" (parametr "o="), jego adres IPv4 to 224.2.17.12/127 (parametr "c=") oraz to, że nadawca wiadomości proponuje sesję audio, video oraz strumienia danych (application) na portach odpowiednio 49170, 51372 i 34416 (parametr "m="). Strona, która odebierze ten komunikat powinna sformułować odpowiedź wg tego samego schematu, wybierając interesujące ją strumienie mediów i odesłać ją do strony inicjującej połączenie. </text:p>
      <text:p text:style-name="P19"><text:tab/>Dodatkowo z podanej wyżej przykładowej wiadomości można odczytać, że strumienie mediów będą przesyłane z wykorzystaniem protokołu RTP, który zostanie opisany w kolejnym podroździale.</text:p>
      <text:p text:style-name="P19"/>
      <text:h text:style-name="Heading_20_2" text:outline-level="2">2.3 RTP</text:h>
      <text:p text:style-name="P17"><text:tab/>Próbki audio oraz video po kwantyzacji i kodowaniu są wysyłane jako pakiety UDP, proces ten standaryzuje protokół RTP (ang. Real-time Transport Protocol). Protokół ten umożliwia przesyłanie danych w czasie rzeczywistym. Pakiet RTP zawiera dane o typie przesyłanych danych, numer seryjny oraz znacznik czasu. Ponadto pozwala wykryć straty pakietów i zidentyfikować nadawcę.</text:p>
      <text:p text:style-name="P18"><draw:frame draw:style-name="fr1" draw:name="grafika3" text:anchor-type="paragraph" svg:width="11.696cm" svg:height="6.376cm" draw:z-index="2"><draw:image xlink:href="Pictures/2000000700002DB0000018E93EB7D281.svm" xlink:type="simple" xlink:show="embed" xlink:actuate="onLoad"/></draw:frame><text:soft-page-break/><text:span text:style-name="T5">Rysunek 4. </text:span>Struktura pakietu RTP</text:p>
      <text:p text:style-name="P18"/>
      <text:h text:style-name="Heading_20_2" text:outline-level="2">2.4 RCTP</text:h>
      <text:p text:style-name="P17"><text:tab/>W celu usprawnienia oraz poprawienia działania protokołu RTP stworzono protokół RTCP (ang. <text:span text:style-name="T4">Real-time Transport Control Protocol</text:span>). Pozwala on prowadzić monitorowanie odbieranych danych, sterowanie oraz identyfikacje źródła pakietów.</text:p>
      <text:p text:style-name="P17"><text:tab/>Poniżej wymienione zostały typy pakietów RTCP przenoszące informacje sterujące:</text:p>
      <text:list xml:id="list944075025145840380" text:style-name="L3">
        <text:list-item>
          <text:p text:style-name="P24"><text:span text:style-name="T17">SR </text:span>– (ang. <text:span text:style-name="T4">Sender Report</text:span>) Raport nadawcy – transmisja i przyjmowanie statystyki od uczestników sesji – aktywnych nadawców, </text:p>
        </text:list-item>
        <text:list-item>
          <text:p text:style-name="P24"><text:span text:style-name="T17">RR</text:span> – (ang. <text:span text:style-name="T4">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24"><text:span text:style-name="T17">SDES </text:span>– (ang. <text:span text:style-name="T4">Source Description</text:span>) Opis źródła – dane identyfikacyjne źródła sygnału łącznie z CNAME, </text:p>
        </text:list-item>
        <text:list-item>
          <text:p text:style-name="P24"><text:span text:style-name="T17">BYE</text:span> – zakończenie udziału w sesji uczestnika, </text:p>
        </text:list-item>
        <text:list-item>
          <text:p text:style-name="P20"><text:span text:style-name="T17">APP</text:span> – specyficzne funkcje aplikacji. </text:p>
        </text:list-item>
      </text:list>
      <text:p text:style-name="P17"><text:tab/>Protokół RTCP jest kluczowym narzędziem wykorzystywanym przy ocenianiu jakości połączenia, m.in. w algorytmie MOS, opisanym w dalszej części pracy. </text:p>
      <text:h text:style-name="Heading_20_2" text:outline-level="2">2.5 ICE</text:h>
      <text:p text:style-name="P17"><text:tab/>Kolejnym wartym uwagi, chociaż nie wykorzystany w trakcie realizacji projektu zbiorem narzedzi jest ICE (ang. Interactive Connectivity Establishment). Pozwala rozwiązać w znaczącym <text:soft-page-break/>stopniu problemy w komunikacji peer2peer, które wprowadza istnienie NAT'a (ang. Network Address Translation).</text:p>
      <text:p text:style-name="P17"><text:tab/>Kluczowym w rozwiązywaniu problemów z NAT'em jest wykorzystanie serwerów STUN (ang. Simple Traversal of UDP (User Datagram Protocol) through NATs). Serwery te pozwalają na poznanie publicznego adresu IP oraz portu przez nadawcę wiadomości. Umożliwia to bezpośrednią komunikację z wykorzystaniem publicznej adresacji z pominięciem serwera pośredniczacego (Relay Server), w sytuacjach gdy obie strony rozmowy nie znajduja się w tej samej sieci lokalnej.</text:p>
      <text:p text:style-name="P17"><text:tab/>Rozwiązanie to pozwala odciążyć serwery pośredniczące oraz zmniejszyć opóźnienia w przesyłaniu mediów między rozmówcami, co ma kluczowe znaczenie dla jakości transmisji.</text:p>
      <text:p text:style-name="P18"><draw:frame draw:style-name="fr2" draw:name="grafika5" text:anchor-type="paragraph" svg:width="15.983cm" svg:height="9.447cm" draw:z-index="4"><draw:image xlink:href="Pictures/2000000700003E6E000024E767203969.svm" xlink:type="simple" xlink:show="embed" xlink:actuate="onLoad"/></draw:frame><text:tab/><text:span text:style-name="T5">Rysunek 4. Schemat przesyłu mediów w sieciach opartych o SIP</text:span></text:p>
      <text:p text:style-name="P18"><text:span text:style-name="T5"/></text:p>
      <text:p text:style-name="P23"><text:span text:style-name="T5">WYEDYTOWAC OBRAZEK DODAC OZNACZENIA ITP !!!!!!!!!!!!!!!!</text:span></text:p>
      <text:p text:style-name="P17"><text:tab/></text:p>
      <text:p text:style-name="P17"><text:s text:c="2"/>Zasada działania:</text:p>
      <text:p text:style-name="P25">a) Strona inicjująca połączenia zbiera informacje o swoim publicznym adresie IP oraz portach otwartych do komunikacji i umieszcze je w wiadomości SDP, tj:</text:p>
      <text:list xml:id="list2154045038743143590" text:style-name="L4">
        <text:list-item>
          <text:list>
            <text:list-item>
              <text:p text:style-name="P21">lokalny adres IP:port</text:p>
            </text:list-item>
            <text:list-item>
              <text:p text:style-name="P21"><text:soft-page-break/>publiczny adres IP:port</text:p>
            </text:list-item>
          </text:list>
        </text:list-item>
      </text:list>
      <text:p text:style-name="P26">b) Druga strona odbiera wiadomość SDP, zapisuje dane o zdalnym rozmówcy. Następnie przeprowadza analogiczny proces zbierania informacji o sobie. Po tym etapie odsyła zebrane informacje do drugiej strony, która inicjalizowała połaczenie.</text:p>
      <text:list xml:id="list2167601467413515609" text:style-name="L5">
        <text:list-item>
          <text:p text:style-name="P22">Na tym etapie obie strony mogą przystapić do wykonywania procedury sprawdzającej wzajemną dostępność na poszczególnych poziomach. Tworzona jest lista par połączeń, nastepnie wysyłane są tzw. "checki". Jeśli procedura sprawdzania dostępności jednej ze stworzonych par zakończy sie sukcesem, można przystąpić do transmisji danych. Jeśli proces weryfikacji połączenia nie uda sie dla żadnej z par, komunikacja zostanie przeprowadzona z wykorzystaniem serwera pośredniczacego.</text:p>
        </text:list-item>
      </text:list>
      <text:p text:style-name="P17"/>
      <text:h text:style-name="Heading_20_2" text:outline-level="2">2.6 QoS</text:h>
      <text:h text:style-name="P4" text:outline-level="2">2.7 Parametry<text:span text:style-name="T21"> wpływaj</text:span><text:span text:style-name="T22">ą</text:span><text:span text:style-name="T21">ce na jako</text:span><text:span text:style-name="T22">ść </text:span><text:span text:style-name="T21">przekazu głosu</text:span></text:h>
      <text:h text:style-name="P5" text:outline-level="2"><text:span text:style-name="T19">2.8 Ocena jakości połączenia VoIP</text:span></text:h>
      <text:p text:style-name="Text_20_body"><text:span text:style-name="T20"/></text:p>
      <text:p text:style-name="P17"/>
      <text:p text:style-name="P17"/>
      <text:p text:style-name="P17"/>
      <text:p text:style-name="Text_20_body"/>
      <text:h text:style-name="P11" text:outline-level="1">3. Technologie i narzędzia użyte w projekcie</text:h>
      <text:p text:style-name="P1"/>
      <text:h text:style-name="P10" text:outline-level="1">Jitter buffer opisac!!!!!!</text:h>
      <text:h text:style-name="P11" text:outline-level="1">4. Analiza wyników badań</text:h>
      <text:p text:style-name="P1"/>
      <text:h text:style-name="P9" text:outline-level="1"/>
      <text:h text:style-name="P11" text:outline-level="1">5. Podsumowanie</text:h>
      <text:p text:style-name="P1"/>
      <text:h text:style-name="P9" text:outline-level="1"/>
      <text:h text:style-name="P11" text:outline-level="1">Bibliografia</text:h>
      <text:p text:style-name="Text_20_body"><text:span text:style-name="T1"/></text:p>
      <text:p text:style-name="Text_20_body"><text:span text:style-name="T1"><text:tab/>POPRAWIC !!!!!!!!!!!!!!! sprawdzic tytuly rfc, podac zamiast linków</text:span></text:p>
      <text:p text:style-name="P29"/>
      <text:list xml:id="list952775798440531513" text:style-name="L1">
        <text:list-item>
          <text:p text:style-name="P16"><text:a xlink:type="simple" xlink:href="https://pl.wikipedia.org/wiki/Voice_over_Internet_Protocol">https://pl.wikipedia.org/wiki/Voice_over_Internet_Protocol</text:a></text:p>
        </text:list-item>
        <text:list-item>
          <text:p text:style-name="P16"><text:a xlink:type="simple" xlink:href="http://pl.wikipedia.org/wiki/Session_Initiation_Protocol">http://pl.wikipedia.org/wiki/Session_Initiation_Protocol</text:a></text:p>
        </text:list-item>
        <text:list-item>
          <text:p text:style-name="P32">SIP: More Than You Ever Wanted To Know About , <text:span text:style-name="T6">Jiri Kuthan, Dorgham Sisalem, </text:span><text:span text:style-name="T7">Tekelec</text:span></text:p>
        </text:list-item>
      </text:list>
      <text:p text:style-name="P35"><text:span text:style-name="T6"><text:tab/>March 2007</text:span></text:p>
      <text:list xml:id="list7743065952939942521" text:style-name="L2">
        <text:list-item>
          <text:list>
            <text:list-item>
              <text:p text:style-name="P36"><text:a xlink:type="simple" xlink:href="http://tools.ietf.org/html/rfc4566"><text:span text:style-name="T6">http://tools.ietf.org/html/rfc4566</text:span></text:a></text:p>
            </text:list-item>
            <text:list-item>
              <text:p text:style-name="P36"><text:a xlink:type="simple" xlink:href="http://www.ietf.org/rfc/rfc3261.txt"><text:span text:style-name="T6">http://www.ietf.org/rfc/rfc3261.txt</text:span></text:a></text:p>
            </text:list-item>
            <text:list-item>
              <text:p text:style-name="P36"><text:span text:style-name="T6">Praca Lukasza pokojowego</text:span></text:p>
            </text:list-item>
            <text:list-item>
              <text:p text:style-name="P36"><text:span text:style-name="T6">http://www.ietf.org/rfc/rfc3550.txt</text:span></text:p>
            </text:list-item>
          </text:list>
        </text:list-item>
      </text:list>
      <text:list xml:id="list9117026803656718401" text:style-name="L6">
        <text:list-item>
          <text:p text:style-name="P37"><text:a xlink:type="simple" xlink:href="http://tools.ietf.org/html/rfc5245"><text:span text:style-name="T6">http://tools.ietf.org/html/rfc5245</text:span></text:a></text:p>
        </text:list-item>
        <text:list-item>
          <text:p text:style-name="P37"><text:span text:style-name="T6">http://pl.wikipedia.org/wiki/STUN</text:span></text:p>
        </text:list-item>
      </text:list>
      <text:h text:style-name="P11" text:outline-level="1">Spis rysunków</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T1ECAEo00" svg:font-family="TT1ECAEo00"/>
    <style:font-face style:name="TT1ECAFo00" svg:font-family="TT1ECAFo00"/>
    <style:font-face style:name="Tahoma1" svg:font-family="Tahoma"/>
    <style:font-face style:name="Dutch801BT-Italic" svg:font-family="Dutch801BT-Italic" style:font-family-generic="roman"/>
    <style:font-face style:name="Dutch801BT-Roman" svg:font-family="Dutch801BT-Roman" style:font-family-generic="roman"/>
    <style:font-face style:name="Times New Roman3" svg:font-family="'Times New Roman'" style:font-family-generic="roman"/>
    <style:font-face style:name="Times New Roman2" svg:font-family="'Times New Roman', 'Times New Roman'" style:font-family-generic="roman"/>
    <style:font-face style:name="TimesNewRomanPS-ItalicMT" svg:font-family="TimesNewRomanPS-ItalicMT" style:font-family-generic="roman"/>
    <style:font-face style:name="TimesNewRomanPSMT" svg:font-family="TimesNewRomanPSMT" style:font-family-generic="roman"/>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style:shadow="none">
        <style:tab-stops/>
        <style:background-image/>
      </style:paragraph-properties>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text-align="center" style:justify-single-word="false" fo:text-indent="0cm" style:auto-text-indent="false"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2" fo:font-size="12pt" fo:language="de" fo:country="DE" style:font-name-asian="Times New Roman2" style:font-size-asian="12pt" style:language-asian="ja" style:country-asian="JP" style:font-name-complex="Times New Roman2"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30S</meta:editing-duration>
    <meta:editing-cycles>379</meta:editing-cycles>
    <meta:generator>OpenOffice.org/3.4.1$Win32 OpenOffice.org_project/341m1$Build-9593</meta:generator>
    <dc:date>2013-06-24T22:31:19.52</dc:date>
    <meta:document-statistic meta:table-count="0" meta:image-count="5" meta:object-count="0" meta:page-count="15" meta:paragraph-count="106" meta:word-count="1597" meta:character-count="12056"/>
    <meta:user-defined meta:name="Info 1"/>
    <meta:user-defined meta:name="Info 2"/>
    <meta:user-defined meta:name="Info 3"/>
    <meta:user-defined meta:name="Info 4"/>
  </office:meta>
</office:document-meta>
</file>